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517b" officeooo:paragraph-rsid="0019517b"/>
    </style:style>
    <style:style style:name="P2" style:family="paragraph" style:parent-style-name="Standard">
      <style:text-properties officeooo:rsid="001b3f86" officeooo:paragraph-rsid="001b3f86"/>
    </style:style>
    <style:style style:name="P3" style:family="paragraph" style:parent-style-name="Standard">
      <style:text-properties officeooo:rsid="001c80c4" officeooo:paragraph-rsid="001c80c4"/>
    </style:style>
    <style:style style:name="P4" style:family="paragraph" style:parent-style-name="Standard">
      <style:text-properties officeooo:rsid="001de26d" officeooo:paragraph-rsid="001de26d"/>
    </style:style>
    <style:style style:name="P5" style:family="paragraph" style:parent-style-name="Standard">
      <style:text-properties officeooo:rsid="001f22b3" officeooo:paragraph-rsid="001f22b3"/>
    </style:style>
    <style:style style:name="P6" style:family="paragraph" style:parent-style-name="Standard">
      <style:text-properties officeooo:rsid="0020ce5c" officeooo:paragraph-rsid="0020ce5c"/>
    </style:style>
    <style:style style:name="P7" style:family="paragraph" style:parent-style-name="Standard">
      <style:text-properties officeooo:rsid="00234496" officeooo:paragraph-rsid="00234496"/>
    </style:style>
    <style:style style:name="P8" style:family="paragraph" style:parent-style-name="Standard">
      <style:text-properties officeooo:rsid="0025a65b" officeooo:paragraph-rsid="0025a65b"/>
    </style:style>
    <style:style style:name="P9" style:family="paragraph" style:parent-style-name="Standard">
      <style:text-properties officeooo:rsid="0028b9f0" officeooo:paragraph-rsid="0028b9f0"/>
    </style:style>
    <style:style style:name="P10" style:family="paragraph" style:parent-style-name="Standard">
      <style:text-properties officeooo:rsid="002c6be8" officeooo:paragraph-rsid="002c6be8"/>
    </style:style>
    <style:style style:name="P11" style:family="paragraph" style:parent-style-name="Standard">
      <style:text-properties officeooo:rsid="002d1db2" officeooo:paragraph-rsid="002c6be8"/>
    </style:style>
    <style:style style:name="P12" style:family="paragraph" style:parent-style-name="Standard">
      <style:text-properties officeooo:rsid="002eb8e7" officeooo:paragraph-rsid="002eb8e7"/>
    </style:style>
    <style:style style:name="P13" style:family="paragraph" style:parent-style-name="Standard">
      <style:text-properties officeooo:rsid="00314dad" officeooo:paragraph-rsid="00314dad"/>
    </style:style>
    <style:style style:name="P14" style:family="paragraph" style:parent-style-name="Standard">
      <style:text-properties officeooo:rsid="0035532f" officeooo:paragraph-rsid="0035532f"/>
    </style:style>
    <style:style style:name="P15" style:family="paragraph" style:parent-style-name="Standard">
      <style:text-properties officeooo:rsid="00364cba" officeooo:paragraph-rsid="00364cba"/>
    </style:style>
    <style:style style:name="P16" style:family="paragraph" style:parent-style-name="Standard">
      <style:text-properties officeooo:rsid="0037d1db" officeooo:paragraph-rsid="0037d1db"/>
    </style:style>
    <style:style style:name="P17" style:family="paragraph" style:parent-style-name="Standard">
      <style:text-properties officeooo:rsid="0038a0d4" officeooo:paragraph-rsid="0038a0d4"/>
    </style:style>
    <style:style style:name="P18" style:family="paragraph" style:parent-style-name="Standard">
      <style:text-properties officeooo:rsid="003bec83" officeooo:paragraph-rsid="003bec83"/>
    </style:style>
    <style:style style:name="P19" style:family="paragraph" style:parent-style-name="Standard">
      <style:text-properties officeooo:rsid="003c0ef9" officeooo:paragraph-rsid="003c0ef9"/>
    </style:style>
    <style:style style:name="P20" style:family="paragraph" style:parent-style-name="Standard">
      <style:text-properties officeooo:rsid="003cc507" officeooo:paragraph-rsid="003cc507"/>
    </style:style>
    <style:style style:name="P21" style:family="paragraph" style:parent-style-name="Standard">
      <style:text-properties officeooo:rsid="003db9f8" officeooo:paragraph-rsid="003db9f8"/>
    </style:style>
    <style:style style:name="P22" style:family="paragraph" style:parent-style-name="Standard">
      <style:text-properties officeooo:rsid="0040643d" officeooo:paragraph-rsid="0040643d"/>
    </style:style>
    <style:style style:name="P23" style:family="paragraph" style:parent-style-name="Standard">
      <style:text-properties officeooo:rsid="0040e9c4" officeooo:paragraph-rsid="0040e9c4"/>
    </style:style>
    <style:style style:name="T1" style:family="text">
      <style:text-properties officeooo:rsid="001c80c4"/>
    </style:style>
    <style:style style:name="T2" style:family="text">
      <style:text-properties officeooo:rsid="001de26d"/>
    </style:style>
    <style:style style:name="T3" style:family="text">
      <style:text-properties officeooo:rsid="001f22b3"/>
    </style:style>
    <style:style style:name="T4" style:family="text">
      <style:text-properties officeooo:rsid="0020ce5c"/>
    </style:style>
    <style:style style:name="T5" style:family="text">
      <style:text-properties officeooo:rsid="00234496"/>
    </style:style>
    <style:style style:name="T6" style:family="text">
      <style:text-properties officeooo:rsid="0024eb0f"/>
    </style:style>
    <style:style style:name="T7" style:family="text">
      <style:text-properties officeooo:rsid="0027cc7e"/>
    </style:style>
    <style:style style:name="T8" style:family="text">
      <style:text-properties officeooo:rsid="002a73be"/>
    </style:style>
    <style:style style:name="T9" style:family="text">
      <style:text-properties officeooo:rsid="002a7a57"/>
    </style:style>
    <style:style style:name="T10" style:family="text">
      <style:text-properties officeooo:rsid="002d1db2"/>
    </style:style>
    <style:style style:name="T11" style:family="text">
      <style:text-properties officeooo:rsid="002eb8e7"/>
    </style:style>
    <style:style style:name="T12" style:family="text">
      <style:text-properties officeooo:rsid="0030b800"/>
    </style:style>
    <style:style style:name="T13" style:family="text">
      <style:text-properties officeooo:rsid="00314dad"/>
    </style:style>
    <style:style style:name="T14" style:family="text">
      <style:text-properties officeooo:rsid="003233da"/>
    </style:style>
    <style:style style:name="T15" style:family="text">
      <style:text-properties officeooo:rsid="00342cc2"/>
    </style:style>
    <style:style style:name="T16" style:family="text">
      <style:text-properties officeooo:rsid="0035532f"/>
    </style:style>
    <style:style style:name="T17" style:family="text">
      <style:text-properties officeooo:rsid="00374579"/>
    </style:style>
    <style:style style:name="T18" style:family="text">
      <style:text-properties officeooo:rsid="0038a0d4"/>
    </style:style>
    <style:style style:name="T19" style:family="text">
      <style:text-properties officeooo:rsid="003a1eb5"/>
    </style:style>
    <style:style style:name="T20" style:family="text">
      <style:text-properties officeooo:rsid="003c0ef9"/>
    </style:style>
    <style:style style:name="T21" style:family="text">
      <style:text-properties officeooo:rsid="003cc507"/>
    </style:style>
    <style:style style:name="T22" style:family="text">
      <style:text-properties officeooo:rsid="003db9f8"/>
    </style:style>
    <style:style style:name="T23" style:family="text">
      <style:text-properties officeooo:rsid="003f5e03"/>
    </style:style>
    <style:style style:name="T24" style:family="text">
      <style:text-properties officeooo:rsid="0042b024"/>
    </style:style>
    <style:style style:name="T25" style:family="text">
      <style:text-properties officeooo:rsid="00431482"/>
    </style:style>
    <style:style style:name="T26" style:family="text">
      <style:text-properties officeooo:rsid="00435e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2: Fundamentos da gerência de configuração </text:p>
      <text:p text:style-name="P1"/>
      <text:p text:style-name="P2">ITEM DE CONFIGURAÇÃO </text:p>
      <text:p text:style-name="P2">-<text:span text:style-name="T1">Conceito central ao redor do qual o processo de GC é estruturado. </text:span></text:p>
      <text:p text:style-name="P2">-<text:span text:style-name="T1">são eles: hardware, software e documentação. </text:span></text:p>
      <text:p text:style-name="P2"/>
      <text:p text:style-name="P3">HARDWARE </text:p>
      <text:p text:style-name="P3">-<text:span text:style-name="T2">roteadores, modens, servidores e periféricos em geral.</text:span></text:p>
      <text:p text:style-name="P3"/>
      <text:p text:style-name="P4">SOFTWARE </text:p>
      <text:p text:style-name="P4">-<text:span text:style-name="T3">código-fonte, componentes, módulos, subsistemas e até mesmo o aplicativo inteiro.</text:span></text:p>
      <text:p text:style-name="P4"/>
      <text:p text:style-name="P5">DOCUMENTAÇÃO </text:p>
      <text:p text:style-name="P5">-<text:span text:style-name="T4">registra todo tipo de informação relacionada ao sistema, como: projetos, riscos, especificações, <text:tab/>procedimentos etc…</text:span></text:p>
      <text:p text:style-name="P5">-<text:span text:style-name="T4">tem grande valor para viabilizar a continuidade do serviço. </text:span></text:p>
      <text:p text:style-name="P5"/>
      <text:p text:style-name="P6">VÍDEO 1 </text:p>
      <text:p text:style-name="P6">-<text:span text:style-name="T5">ok </text:span></text:p>
      <text:p text:style-name="P6"/>
      <text:p text:style-name="P7">CONCEITOS ESPECÍFICOS DA GERÊNCIA DE CONFIGURAÇÃO </text:p>
      <text:p text:style-name="P7">-<text:span text:style-name="T6">A GC precisa saber definir o nível de granularidade adequada e o que será considerado como item de configuração, não sendo demais nem de manos. </text:span></text:p>
      <text:p text:style-name="P7"/>
      <text:p text:style-name="P8">NÃO SÃO ITENS DE CONFIGURAÇÃO </text:p>
      <text:p text:style-name="P8">-clientes, usuários, fornecedores, membros do projeto, devs, equipe de apoio etc…</text:p>
      <text:p text:style-name="P8"/>
      <text:p text:style-name="P8">SÃO ITENS DE CONFIGURAÇÃO </text:p>
      <text:p text:style-name="P8">-IDE, ERPs(planejamento de recursos empresariais), módulos de contabilidade e de relatórios, <text:tab/>etc…</text:p>
      <text:p text:style-name="P8"/>
      <text:p text:style-name="P8">ATRIBUTOS DE CONFIGURAÇÃO </text:p>
      <text:p text:style-name="P8">-item de configuração = banco de dados </text:p>
      <text:p text:style-name="P8">-atributos de configuração = tipo, data aquisição, versão, fabricante</text:p>
      <text:p text:style-name="P8">-metadados = gerenciador de banco de dados, versão </text:p>
      <text:p text:style-name="P8"/>
      <text:p text:style-name="P8">VERSÃO </text:p>
      <text:p text:style-name="P8">-<text:span text:style-name="T7">levando em conta um software. Quando este software é atualizado ou modificado, dizemos que esta é uma nova versão deste software</text:span></text:p>
      <text:p text:style-name="P9"/>
      <text:p text:style-name="P9">LINHA DE BASE </text:p>
      <text:p text:style-name="P9">-<text:span text:style-name="T8">um código em desenvolvimento, naturalmente irá ter diversas versões instáveis, ou seja, com várias funcionalidades inacabadas ou vulneráveis. A partir do momento que se consegue entregar uma versão mais estável do código, ou seja, que foi devidamente aprovada, esta é usada como linha de base, </text:span><text:span text:style-name="T9">o nome já diz, linha de base, de fato passa a ser usada como base para outras versões. </text:span></text:p>
      <text:p text:style-name="P9"/>
      <text:p text:style-name="P10">ATIVIDADES, APLICAÇÃO E BOAS PRÁTICAS DO PROCESSO DA GERÊNCIA DE CONFIGURAÇÃO </text:p>
      <text:p text:style-name="P10">-<text:span text:style-name="T10">são procedimentos que quando executados em conjunto, dão forma e sustentação ao processo.</text:span></text:p>
      <text:p text:style-name="P10"/>
      <text:p text:style-name="P10"/>
      <text:p text:style-name="P11"/>
      <text:p text:style-name="P11"><text:soft-page-break/>PRINCIPAIS ATIVIDADES: </text:p>
      <text:p text:style-name="P11"/>
      <text:p text:style-name="P11">GESTÃO DO PROCESSO DE GERÊNCIA DE CONFIGURAÇÃO </text:p>
      <text:p text:style-name="P11">-<text:span text:style-name="T11">a partir do momento que uma organização decide utilizar o processo de Gestão de Configuração, a etapa de GESTÃO DO PROCESSO DE GERÊNCIA DE CONFIGURAÇÃO que dará subsídio a está utilização.</text:span></text:p>
      <text:p text:style-name="P12">Esta etapa possibilita o entendimento do contexto organizacional. </text:p>
      <text:p text:style-name="P12">-O que a organização deseja obter no processo? Ou seja, quais problemas e ineficiências deseja <text:tab/>mitigar ou eliminar. Quais tipos de ganhos deseja obter.</text:p>
      <text:p text:style-name="P12">-<text:span text:style-name="T12">O que a org. deseja abranger com o processo? Qual o escopo esperado para o processo? Ou seja, irá abranger outros projetos, outras equipe? Ou será uma aplicação pontual? </text:span></text:p>
      <text:p text:style-name="P12">-<text:span text:style-name="T13">Qual nível de suporte ou apoio que a alta administração concederá à adoção d processo? Ou seja, os níveis mais altos da org. estão determinados a o nível de suporte necessário? Existe estrutura e/ou infraestrutura suficiente e disponível?</text:span></text:p>
      <text:p text:style-name="P12">-<text:span text:style-name="T13">Quais papéis estão envolvidos na gerência de configuração? Refere-se a quais equipes estão ou estarão ligadas ao processo. Se será a equipe de Gerência de Configuração em geral e para todos os projetos, se será uma equipe dedicada a determinado projeto. </text:span></text:p>
      <text:p text:style-name="P12"/>
      <text:p text:style-name="P13">IDENTIFICAÇÃO E CONTROLE DA CONFIGURAÇÃO </text:p>
      <text:p text:style-name="P13">-<text:span text:style-name="T14">IDENTIFICAÇÃO </text:span></text:p>
      <text:p text:style-name="P13">-<text:span text:style-name="T15">Define quais itens são importantes o suficiente a ponto de serem considerados importantes como item de configuração, </text:span><text:span text:style-name="T16">estando sujeitos então, ao controle do processo. Lembrando que, não faz sentido decidir controlar tudo, simplesmente pelo fato de controlar, uma vez que existem custados associados, sendo estão, desnecessários. </text:span></text:p>
      <text:p text:style-name="P14">Em seguida, deve se definir sub-procedimentos para rotular estes itens. </text:p>
      <text:p text:style-name="P14">Necessário também definir qual a linha de base de cada um destes itens, definir regras gerais e regras específicas para as linhas de base, para cada um dos itens de configuração. </text:p>
      <text:p text:style-name="P14"/>
      <text:p text:style-name="P15">CONTROLE DE CONFIGURAÇÃO</text:p>
      <text:p text:style-name="P15">-<text:span text:style-name="T17">se refere a Gestão de mudanças, ou seja, monitora, mantém a visibilidade, a rastreabilidade e o <text:tab/>controle sobre mudanças relacionadas aos itens de configuração. Tem um papel proeminente <text:s/>durante todo o procedimento.</text:span></text:p>
      <text:p text:style-name="P15"/>
      <text:p text:style-name="P16">CONTABILIDADE DO STATUS DA CONFIGURAÇÃO </text:p>
      <text:p text:style-name="P16">-<text:span text:style-name="T18">É o procedimento mais importante, pois, diferente de outros procedimentos, entrega saídas ou <text:tab/>resultado relevantes para outros processos organizacionais. </text:span></text:p>
      <text:p text:style-name="P16">-<text:span text:style-name="T18">faz com que a GC seja percebida como um processo geral de suporte. </text:span></text:p>
      <text:p text:style-name="P16">-<text:span text:style-name="T18">Estas informações irão se referir às linhas de base </text:span></text:p>
      <text:p text:style-name="P16"/>
      <text:p text:style-name="P17">GESTÃO DE ENTREGA E LIBERAÇÃO </text:p>
      <text:p text:style-name="P17">-<text:span text:style-name="T19">após sua liberação, pode ter destinação diversificada, como: testes, homologação, produção.</text:span></text:p>
      <text:p text:style-name="P17">-<text:span text:style-name="T19">é função deste procedimento, documentar, identificar, empacotar e entregar o produto como um todo, ou pelomenos parte do produto, seria uma liberação inicial.</text:span></text:p>
      <text:p text:style-name="P17"/>
      <text:p text:style-name="P18">AUDITORIA DE CONFIGURAÇÃO </text:p>
      <text:p text:style-name="P18">-<text:span text:style-name="T20">visa garantir a conformidade dos itens de configuração com as características funcionais e físicas esperadas e acordadas a erem mantidas. </text:span></text:p>
      <text:p text:style-name="P18"/>
      <text:p text:style-name="P19">BOAS PRÁTICAS </text:p>
      <text:p text:style-name="P19">-A GC deve dar suporte ao desenvolvimento de software e documentação.</text:p>
      <text:p text:style-name="P19">TESTAR A PRÓPRIA GERÊNCIA DE CONFIGURAÇÃO </text:p>
      <text:p text:style-name="P19">-<text:span text:style-name="T21">procedimentos de teste de GC </text:span></text:p>
      <text:p text:style-name="P20"><text:soft-page-break/>ESTABELECER LINHAS DE BASE DE ACORDO COM OS MARCOS ESPECÍFICOS A SEREM ATINGIDOS </text:p>
      <text:p text:style-name="P20">-<text:span text:style-name="T22">linha de base estabelecida ao final de cada etapa de desenvolvimento </text:span></text:p>
      <text:p text:style-name="P21">FAZER USO REGULAR DE SANDBOXES </text:p>
      <text:p text:style-name="P21">-é um tipo de área de trabalho, barata e descartável, permite exercitar cenários </text:p>
      <text:p text:style-name="P21">POSSUIR MECANISMOS REDUNDANTES DE VERSIONAMENTO </text:p>
      <text:p text:style-name="P21">-ok </text:p>
      <text:p text:style-name="P21">SEGREGAR AMBIENTES </text:p>
      <text:p text:style-name="P21">-<text:span text:style-name="T23">ambiente de desenv separado do de produção </text:span></text:p>
      <text:p text:style-name="P22">AMBIENTES SEGREGADOS SINCRONIZADOS </text:p>
      <text:p text:style-name="P22">-configuração o mais parecido possível para facilitar uma replicação, se necessário </text:p>
      <text:p text:style-name="P22"/>
      <text:p text:style-name="P22"/>
      <text:p text:style-name="P23">POR ONDE INICIAR A ADOÇÃO DA GERÊNCIA DE CONFIGURAÇÃO </text:p>
      <text:p text:style-name="P23">-obter apoio das partes interessadas </text:p>
      <text:p text:style-name="P23">-<text:span text:style-name="T24">atenção ao planejamento e escopo do processo, adotar cronograma realista </text:span></text:p>
      <text:p text:style-name="P23">-<text:span text:style-name="T25">estabelecer um repositório de configuração </text:span></text:p>
      <text:p text:style-name="P23">-<text:span text:style-name="T26">definir o nível de granularidade adequado para os itens de configuração (evitar dar atenção ao que não é tão importante)</text:span></text:p>
      <text:p text:style-name="P17"/>
      <text:p text:style-name="P17"/>
      <text:p text:style-name="P12"/>
      <text:p text:style-name="P12"/>
      <text:p text:style-name="P11"/>
      <text:p text:style-name="P10"/>
      <text:p text:style-name="P9"/>
      <text:p text:style-name="P9"/>
      <text:p text:style-name="P8"/>
      <text:p text:style-name="P8"/>
      <text:p text:style-name="P8"/>
      <text:p text:style-name="P8"/>
      <text:p text:style-name="P8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0T17:34:47.031000000</meta:creation-date>
    <dc:date>2024-04-17T15:27:15.378000000</dc:date>
    <meta:editing-duration>PT3H42M13S</meta:editing-duration>
    <meta:editing-cycles>38</meta:editing-cycles>
    <meta:generator>LibreOffice/7.6.4.1$Windows_X86_64 LibreOffice_project/e19e193f88cd6c0525a17fb7a176ed8e6a3e2aa1</meta:generator>
    <meta:document-statistic meta:table-count="0" meta:image-count="0" meta:object-count="0" meta:page-count="3" meta:paragraph-count="72" meta:word-count="836" meta:character-count="5617" meta:non-whitespace-character-count="4792"/>
  </office:meta>
</office:document-meta>
</file>